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9">
      <style:paragraph-properties fo:margin-top="0in" fo:margin-bottom="0in"/>
    </style:style>
    <style:style style:name="P16" style:family="paragraph" style:parent-style-name="Text_20_body" style:list-style-name="L1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9660*"/>
    </style:style>
    <style:style style:name="Table1.B" style:family="table-column">
      <style:table-column-properties style:rel-column-width="45874*"/>
    </style:style>
    <style:style style:name="Table2" style:family="table">
      <style:table-properties table:align="center" style:rel-width="100%"/>
    </style:style>
    <style:style style:name="Table2.A" style:family="table-column">
      <style:table-column-properties style:rel-column-width="30246*"/>
    </style:style>
    <style:style style:name="Table2.B" style:family="table-column">
      <style:table-column-properties style:rel-column-width="35288*"/>
    </style:style>
  </office:automatic-styles>
  <office:body>
    <office:text>
      <text:h text:style-name="Heading_20_1" text:outline-level="1"><text:bookmark-start text:name="pete-dye-golf-club-documentary"/>Pete Dye Golf Club Documentary<text:bookmark-end text:name="pete-dye-golf-club-documentary"/></text:h>
      <text:h text:style-name="Heading_20_2" text:outline-level="2"><text:bookmark-start text:name="story-outline-for-producer"/>Story Outline for Producer<text:bookmark-end text:name="story-outline-for-producer"/></text:h>
      <text:p text:style-name="First_20_paragraph"><text:span text:style-name="T1">Working Title:</text:span> <text:span text:style-name="T2">TBD</text:span><text:line-break/><text:span text:style-name="T1">Runtime:</text:span> 30-40 minutes<text:line-break/><text:span text:style-name="T1">Format:</text:span> Documentary</text:p>
      <text:p text:style-name="Horizontal_20_Line"/>
      <text:h text:style-name="Heading_20_2" text:outline-level="2"><text:bookmark-start text:name="logline"/>LOGLINE<text:bookmark-end text:name="logline"/></text:h>
      <text:p text:style-name="First_20_paragraph">Pete Dye designed over 100 legendary golf courses. He put his name on one. Carved from an abandoned coal mine in West Virginia, alongside two miners who spent 18 years refusing to quit. This is the story of why.</text:p>
      <text:p text:style-name="Horizontal_20_Line"/>
      <text:h text:style-name="Heading_20_2" text:outline-level="2"><text:bookmark-start text:name="the-story-in-one-page"/>THE STORY IN ONE PAGE<text:bookmark-end text:name="the-story-in-one-page"/></text:h>
      <text:p text:style-name="First_20_paragraph">This is a story about perseverance, partnership, and pride.</text:p>
      <text:p text:style-name="Text_20_body"><text:span text:style-name="T1">James D. LaRosa</text:span> was the son of Italian immigrants who came to work the coal mines of north-central West Virginia. His grandparents met at Cooks Mine in 1913—on the very land where the golf course now sits. James D. worked the mines himself before building a successful business. He had a dream: to give something back to his community by building a golf course.</text:p>
      <text:p text:style-name="Text_20_body"><text:span text:style-name="T1">Pete Dye</text:span> was the most influential golf course architect of his generation—the man behind TPC Sawgrass, Whistling Straits, and the Ocean Course at Kiawah Island. When James D. and his son Jimmy first showed Pete a different piece of land, Pete rejected it: “<text:span text:style-name="T2">Call it Miracle Mountain—because it’ll be a miracle if anyone comes to play it.</text:span>”</text:p>
      <text:p text:style-name="Text_20_body">But when they showed him the abandoned strip mine—scarred, rusted, overlooked—Pete saw something no one else could see. He disappeared into the timber with a bundle of flags and emerged two hours later having already routed 18 holes in his head. He would design over 100 courses in his career. This is the only one he ever named after himself.</text:p>
      <text:p text:style-name="Text_20_body">What followed was an <text:span text:style-name="T1">18-year journey</text:span> that tested everyone involved. Ice storms. Financial crises. Skeptics who said it would never happen. Pete’s relentless perfectionism. Through it all, the LaRosa family and their team refused to quit.</text:p>
      <text:p text:style-name="Text_20_body">On <text:span text:style-name="T1">July 4, 1995</text:span>, the Pete Dye Golf Club opened to the world. Pete rang a bell installed on the 12th hole in memory of his father. After 18 years, 18 holes were finally complete.</text:p>
      <text:p text:style-name="Text_20_body">The club went on to earn national recognition—ranked among the best courses in America, hosting state championships and the PGA Nationwide Tour, attracting members from 27 states and 5 countries.</text:p>
      <text:p text:style-name="Text_20_body">But this isn’t just a golf story. It’s a story about <text:span text:style-name="T1">West Virginia</text:span>—its coal heritage, its immigrant roots, its working-class values, and what happens when determination meets vision.</text:p>
      <text:p text:style-name="Horizontal_20_Line"/>
      <text:h text:style-name="Heading_20_2" text:outline-level="2"><text:bookmark-start text:name="three-act-structure"/>THREE-ACT STRUCTURE<text:bookmark-end text:name="three-act-structure"/></text:h>
      <text:h text:style-name="Heading_20_3" text:outline-level="3"><text:bookmark-start text:name="act-i-the-dream-8-10-min"/>ACT I: THE DREAM (8-10 min)<text:bookmark-end text:name="act-i-the-dream-8-10-min"/></text:h>
      <text:p text:style-name="First_20_paragraph"><text:span text:style-name="T1">Setup:</text:span> Introduce the LaRosa family heritage, Pete Dye, and the improbable partnership they formed.</text:p>
      <text:list text:style-name="L1">
        <text:list-item>
          <text:p text:style-name="P1">The LaRosa immigrant story—coal miners who built a life in West Virginia</text:p>
        </text:list-item>
        <text:list-item>
          <text:p text:style-name="P1">Pete Dye at the height of his career—legendary architect, known for impossible projects</text:p>
        </text:list-item>
        <text:list-item>
          <text:p text:style-name="P1">The rejected first site vs. the abandoned strip mine Pete chose instead</text:p>
        </text:list-item>
        <text:list-item>
          <text:p text:style-name="P1">Pete’s commitment: “<text:span text:style-name="T2">If you give me total freedom, this could be one of the finest inland courses in the country.</text:span>”</text:p>
        </text:list-item>
      </text:list>
      <text:p text:style-name="First_20_paragraph"><text:span text:style-name="T1">Tone:</text:span> Aspirational, nostalgic, underdog setup</text:p>
      <text:p text:style-name="Horizontal_20_Line"/>
      <text:h text:style-name="Heading_20_3" text:outline-level="3"><text:bookmark-start text:name="act-ii-the-struggle-10-15-min"/>ACT II: THE STRUGGLE (10-15 min)<text:bookmark-end text:name="act-ii-the-struggle-10-15-min"/></text:h>
      <text:p text:style-name="First_20_paragraph"><text:span text:style-name="T1">Journey:</text:span> The years of obstacles, the relationships that formed, and what it took to keep going.</text:p>
      <text:list text:style-name="L2">
        <text:list-item>
          <text:p text:style-name="P2">The long road—18 years of setbacks, weather, financial pressure, skeptics</text:p>
        </text:list-item>
        <text:list-item>
          <text:p text:style-name="P2">Pete’s perfectionism and the creative partnership with James D.</text:p>
        </text:list-item>
        <text:list-item>
          <text:p text:style-name="P2">The team that formed—superintendent, pros, staff who became family</text:p>
        </text:list-item>
        <text:list-item>
          <text:p text:style-name="P2">Near-misses and close calls that would have stopped most people</text:p>
        </text:list-item>
      </text:list>
      <text:p text:style-name="First_20_paragraph"><text:span text:style-name="T1">Tone:</text:span> Gritty, determined, moments of humor and camaraderie</text:p>
      <text:p text:style-name="Horizontal_20_Line"/>
      <text:h text:style-name="Heading_20_3" text:outline-level="3"><text:bookmark-start text:name="act-iii-the-arrival-10-15-min"/>ACT III: THE ARRIVAL (10-15 min)<text:bookmark-end text:name="act-iii-the-arrival-10-15-min"/></text:h>
      <text:p text:style-name="First_20_paragraph"><text:span text:style-name="T1">Payoff:</text:span> The opening, national recognition, and the legacy that followed.</text:p>
      <text:list text:style-name="L3">
        <text:list-item>
          <text:p text:style-name="P3">July 4, 1995—the Grand Opening celebration after 18 years</text:p>
        </text:list-item>
        <text:list-item>
          <text:p text:style-name="P3">National recognition—Links Magazine, Golf Digest, USGA rankings</text:p>
        </text:list-item>
        <text:list-item>
          <text:p text:style-name="P3">The traditions that took root—tournaments, members, community</text:p>
        </text:list-item>
        <text:list-item>
          <text:p text:style-name="P3">What it means to West Virginia and to the next generation</text:p>
        </text:list-item>
      </text:list>
      <text:p text:style-name="First_20_paragraph"><text:span text:style-name="T1">Tone:</text:span> Triumphant, emotional, reflective</text:p>
      <text:p text:style-name="Horizontal_20_Line"/>
      <text:h text:style-name="Heading_20_2" text:outline-level="2"><text:bookmark-start text:name="key-emotional-moments"/>KEY EMOTIONAL MOMENTS<text:bookmark-end text:name="key-emotional-moments"/></text:h>
      <text:p text:style-name="First_20_paragraph">These are the scenes worth building toward—the emotional anchors of the film:</text:p>
      <text:h text:style-name="Heading_20_3" text:outline-level="3"><text:bookmark-start text:name="pete-names-the-club-late-1980s"/>1. Pete Names the Club (Late 1980s)<text:bookmark-end text:name="pete-names-the-club-late-1980s"/></text:h>
      <text:p text:style-name="First_20_paragraph">On the 6th fairway, after years of debating names, Pete asks Jimmy: “<text:span text:style-name="T2">Do we have a name yet?</text:span>” Jimmy says no. Pete: “<text:span text:style-name="T2">The hell with it. Let’s call it Pete Dye.</text:span>” A handshake. Then: “<text:span text:style-name="T2">I want you to know this will be the only club named after me.</text:span>”</text:p>
      <text:p text:style-name="Text_20_body"><text:span text:style-name="T1">Why it matters:</text:span> This is when Pete stakes his legacy on this project. Of 100+ courses, he chose this one.</text:p>
      <text:h text:style-name="Heading_20_3" text:outline-level="3"><text:bookmark-start text:name="the-bell-on-12-july-4-1995"/>2. The Bell on #12 (July 4, 1995)<text:bookmark-end text:name="the-bell-on-12-july-4-1995"/></text:h>
      <text:p text:style-name="First_20_paragraph">A bell was installed on the 12th hole in memory of Pete’s father—the man who built Pete’s first nine holes. On Grand Opening morning, Pete sees it for the first time and rings it. The emotion is visible. The bell remains there today.</text:p>
      <text:p text:style-name="Text_20_body"><text:span text:style-name="T1">Why it matters:</text:span> This is the emotional climax. The father-son thread runs through the whole story—James D. and Jimmy, Pete and his father.</text:p>
      <text:h text:style-name="Heading_20_3" text:outline-level="3"><text:bookmark-start text:name="opening-day-july-4-1993-or-1995"/>3. Opening Day (July 4, 1993 or 1995)<text:bookmark-end text:name="opening-day-july-4-1993-or-1995"/></text:h>
      <text:p text:style-name="First_20_paragraph">After 15-18 years of work, the course is finally real. Standing on the first tee with family. Bagpipes. Fireworks. The dream made tangible.</text:p>
      <text:p text:style-name="Text_20_body"><text:span text:style-name="T1">Why it matters:</text:span> The payoff moment. Everything they endured was for this.</text:p>
      <text:p text:style-name="Horizontal_20_Line"/>
      <text:h text:style-name="Heading_20_2" text:outline-level="2"><text:bookmark-start text:name="key-themes"/>KEY THEMES<text:bookmark-end text:name="key-themes"/></text:h>
      <text:p text:style-name="First_20_paragraph">These should weave throughout the film:</text:p>
      <text:list text:style-name="L4">
        <text:list-item>
          <text:p text:style-name="P4"><text:span text:style-name="T1">Perseverance</text:span> — 18 years of refusing to quit</text:p>
        </text:list-item>
        <text:list-item>
          <text:p text:style-name="P4"><text:span text:style-name="T1">Partnership</text:span> — The bond between a coal mining family and a golf legend</text:p>
        </text:list-item>
        <text:list-item>
          <text:p text:style-name="P4"><text:span text:style-name="T1">West Virginia Pride</text:span> — Putting an overlooked place on the map</text:p>
        </text:list-item>
        <text:list-item>
          <text:p text:style-name="P4"><text:span text:style-name="T1">Heritage</text:span> — Coal mining past meets championship golf future</text:p>
        </text:list-item>
        <text:list-item>
          <text:p text:style-name="P4"><text:span text:style-name="T1">Legacy</text:span> — What we build and what we leave behind</text:p>
        </text:list-item>
      </text:list>
      <text:p text:style-name="Horizontal_20_Line"/>
      <text:h text:style-name="Heading_20_2" text:outline-level="2"><text:bookmark-start text:name="central-characters"/>CENTRAL CHARACTERS<text:bookmark-end text:name="central-characters"/></text:h>
      <text:p text:style-name="First_20_paragraph"><text:span text:style-name="T1">James D. LaRosa</text:span> — Son of Italian immigrants, worked the coal mines, built a business. The dreamer who refused to give up. Pete called him “the toughest, most tenacious, never-give-up son of a gun I ever worked for.”</text:p>
      <text:p text:style-name="Text_20_body"><text:span text:style-name="T1">Jimmy LaRosa</text:span> — James D.’s son. Worked alongside his father and Pete for 18 years. Managed the project, secured financing, carries the story forward. Primary narrator.</text:p>
      <text:p text:style-name="Text_20_body"><text:span text:style-name="T1">Pete Dye</text:span> — The architect. One of golf’s greatest designers. Perfectionist, mentor, friend. Of 100+ courses, this is the only one he put his name on.</text:p>
      <text:p text:style-name="Text_20_body"><text:span text:style-name="T1">Alice Dye</text:span> — Pete’s wife and collaborator. Pushed for the course to be welcoming to all players. Her influence shaped the final design.</text:p>
      <text:p text:style-name="Horizontal_20_Line"/>
      <text:h text:style-name="Heading_20_2" text:outline-level="2"><text:bookmark-start text:name="available-assets"/>AVAILABLE ASSETS<text:bookmark-end text:name="available-assets"/></text:h>
      <text:h text:style-name="Heading_20_3" text:outline-level="3"><text:bookmark-start text:name="from-the-larosa-family-archives"/>From the LaRosa Family Archives<text:bookmark-end text:name="from-the-larosa-family-archives"/></text:h>
      <text:list text:style-name="L5">
        <text:list-item>
          <text:p text:style-name="P5"><text:span text:style-name="T1">Photos:</text:span> Coal era, construction phases (1978-1995), Pete Dye snd crew on site, Grand Opening celebrations, family history</text:p>
        </text:list-item>
        <text:list-item>
          <text:p text:style-name="P5"><text:span text:style-name="T1">Video:</text:span> Louie and Nancy Ellis filmed the project for 20 years; construction, interviews (including with Pete), Grand Opening footage; Pete and James D. storytelling together.</text:p>
        </text:list-item>
        <text:list-item>
          <text:p text:style-name="P5"><text:span text:style-name="T1">Artifacts:</text:span> Pete’s original routing sketch on an air-sickness bag; the bell on #12.</text:p>
        </text:list-item>
      </text:list>
      <text:h text:style-name="Heading_20_3" text:outline-level="3"><text:bookmark-start text:name="from-the-directors-shoot"/>From the Director’s Shoot<text:bookmark-end text:name="from-the-directors-shoot"/></text:h>
      <text:list text:style-name="L6">
        <text:list-item>
          <text:p text:style-name="P6">Drone footage of the course</text:p>
        </text:list-item>
        <text:list-item>
          <text:p text:style-name="P6">New interviews with Jimmy and family</text:p>
        </text:list-item>
        <text:list-item>
          <text:p text:style-name="P6">Beauty shots of the property</text:p>
        </text:list-item>
      </text:list>
      <text:h text:style-name="Heading_20_3" text:outline-level="3"><text:bookmark-start text:name="publications"/>Publications<text:bookmark-end text:name="publications"/></text:h>
      <text:list text:style-name="L7">
        <text:list-item>
          <text:p text:style-name="P7">Links Magazine (August 1995, nine-page feature)</text:p>
        </text:list-item>
        <text:list-item>
          <text:p text:style-name="P7">Golf Digest rankings</text:p>
        </text:list-item>
        <text:list-item>
          <text:p text:style-name="P7"><text:span text:style-name="T2">Bury Me in a Pot Bunker</text:span> by Mark Shaw</text:p>
        </text:list-item>
      </text:list>
      <text:p text:style-name="Horizontal_20_Line"/>
      <text:h text:style-name="Heading_20_2" text:outline-level="2"><text:bookmark-start text:name="sponsor-alignment"/>SPONSOR ALIGNMENT<text:bookmark-end text:name="sponsor-alignment"/></text:h>
      <table:table table:name="Table1" table:style-name="Table1">
        <table:table-column table:style-name="Table1.A"/>
        <table:table-column table:style-name="Table1.B"/>
        <table:table-header-rows>
          <table:table-row>
            <table:table-cell table:style-name="TableHeaderRowCell" office:value-type="string">
              <text:p text:style-name="Table_20_Heading">Partner</text:p>
            </table:table-cell>
            <table:table-cell table:style-name="TableHeaderRowCell" office:value-type="string">
              <text:p text:style-name="Table_20_Heading">Themes to Emphasize</text:p>
            </table:table-cell>
          </table:table-row>
        </table:table-header-rows>
        <table:table-row>
          <table:table-cell table:style-name="TableRowCell" office:value-type="string">
            <text:p text:style-name="Table_20_Contents"><text:span text:style-name="T1">American Coal Association</text:span></text:p>
          </table:table-cell>
          <table:table-cell table:style-name="TableRowCell" office:value-type="string">
            <text:p text:style-name="Table_20_Contents">Coal heritage, immigrant story, land transformation</text:p>
          </table:table-cell>
        </table:table-row>
        <table:table-row>
          <table:table-cell table:style-name="TableRowCell" office:value-type="string">
            <text:p text:style-name="Table_20_Contents"><text:span text:style-name="T1">WV Department of Tourism</text:span></text:p>
          </table:table-cell>
          <table:table-cell table:style-name="TableRowCell" office:value-type="string">
            <text:p text:style-name="Table_20_Contents">West Virginia beauty, destination golf, state pride</text:p>
          </table:table-cell>
        </table:table-row>
        <table:table-row>
          <table:table-cell table:style-name="TableRowCell" office:value-type="string">
            <text:p text:style-name="Table_20_Contents"><text:span text:style-name="T1">Golf Channel</text:span></text:p>
          </table:table-cell>
          <table:table-cell table:style-name="TableRowCell" office:value-type="string">
            <text:p text:style-name="Table_20_Contents">Pete Dye’s legacy, world-class design, national rankings</text:p>
          </table:table-cell>
        </table:table-row>
      </table:table>
      <text:p text:style-name="Horizontal_20_Line"/>
      <text:h text:style-name="Heading_20_2" text:outline-level="2"><text:bookmark-start text:name="visual-approach"/>VISUAL APPROACH<text:bookmark-end text:name="visual-approach"/></text:h>
      <text:list text:style-name="L8">
        <text:list-item>
          <text:p text:style-name="P8"><text:span text:style-name="T1">Drone footage</text:span> — The course at sunrise/sunset, the West Virginia hills, the scale of what was built</text:p>
        </text:list-item>
        <text:list-item>
          <text:p text:style-name="P8"><text:span text:style-name="T1">Archival materials</text:span> — Construction photos, family photos, Pete Dye footage</text:p>
        </text:list-item>
        <text:list-item>
          <text:p text:style-name="P8"><text:span text:style-name="T1">Interviews</text:span> — On location, intimate and conversational</text:p>
        </text:list-item>
        <text:list-item>
          <text:p text:style-name="P8"><text:span text:style-name="T1">The bell</text:span> — A recurring visual motif; ending with it being rung</text:p>
        </text:list-item>
      </text:list>
      <text:p text:style-name="Horizontal_20_Line"/>
      <text:h text:style-name="Heading_20_2" text:outline-level="2"><text:bookmark-start text:name="closing-image"/>CLOSING IMAGE<text:bookmark-end text:name="closing-image"/></text:h>
      <text:p text:style-name="First_20_paragraph">The sound of the bell ringing on #12. Drone pulling back at sunrise over the West Virginia hills—the full 18 holes visible.</text:p>
      <text:p text:style-name="Text_20_body"><text:span text:style-name="T1">Final title card:</text:span><text:line-break/>“<text:span text:style-name="T2">Pete Dye designed over 100 golf courses. He put his name on one.</text:span>”</text:p>
      <text:p text:style-name="Horizontal_20_Line"/>
      <text:p text:style-name="Horizontal_20_Line"/>
      <text:h text:style-name="Heading_20_1" text:outline-level="1"><text:bookmark-start text:name="appendix-reference-materials"/>APPENDIX: Reference Materials<text:bookmark-end text:name="appendix-reference-materials"/></text:h>
      <text:p text:style-name="First_20_paragraph"><text:span text:style-name="T2">The following sections provide additional context and detail for the production team. These are resources to draw from, not requirements for the film.</text:span></text:p>
      <text:p text:style-name="Horizontal_20_Line"/>
      <text:h text:style-name="Heading_20_2" text:outline-level="2"><text:bookmark-start text:name="notable-quotes"/>NOTABLE QUOTES<text:bookmark-end text:name="notable-quotes"/></text:h>
      <text:p text:style-name="P9">“You don’t need me to build an average golf course on an average piece of land in central West Virginia. And if you do build it, you ought to call it Miracle Mountain—because it’ll be a miracle if anyone comes to play it.” — <text:span text:style-name="T1">Pete Dye</text:span> (on the rejected first site)</text:p>
      <text:p text:style-name="P10">“There is nothing more dramatic than this piece of property. You can’t get 18 holes any better than this.” — <text:span text:style-name="T1">Pete Dye</text:span> (on the coal mine site)</text:p>
      <text:p text:style-name="P11">“The hell with it. Let’s call it Pete Dye… I want you to know this will be the only club named after me.” — <text:span text:style-name="T1">Pete Dye</text:span></text:p>
      <text:p text:style-name="P12">“James D. was the toughest, most tenacious, never-give-up son of a gun I ever worked for.” — <text:span text:style-name="T1">Pete Dye</text:span></text:p>
      <text:p text:style-name="P13">“Pete, if this is designed to be a men’s club, you won’t finish the course.” — <text:span text:style-name="T1">Alice Dye</text:span></text:p>
      <text:p text:style-name="P14">“No charge—Louie signing off.” — <text:span text:style-name="T1">Louie Ellis</text:span> (family friend who filmed for 20 years)</text:p>
      <text:p text:style-name="Horizontal_20_Line"/>
      <text:h text:style-name="Heading_20_2" text:outline-level="2"><text:bookmark-start text:name="timeline"/>TIMELINE<text:bookmark-end text:name="timeline"/></text:h>
      <table:table table:name="Table2" table:style-name="Table2">
        <table:table-column table:style-name="Table2.A"/>
        <table:table-column table:style-name="Table2.B"/>
        <table:table-header-rows>
          <table:table-row>
            <table:table-cell table:style-name="TableHeaderRowCell" office:value-type="string">
              <text:p text:style-name="Table_20_Heading">Year</text:p>
            </table:table-cell>
            <table:table-cell table:style-name="TableHeaderRowCell" office:value-type="string">
              <text:p text:style-name="Table_20_Heading">Event</text:p>
            </table:table-cell>
          </table:table-row>
        </table:table-header-rows>
        <table:table-row>
          <table:table-cell table:style-name="TableRowCell" office:value-type="string">
            <text:p text:style-name="Table_20_Contents">1913</text:p>
          </table:table-cell>
          <table:table-cell table:style-name="TableRowCell" office:value-type="string">
            <text:p text:style-name="Table_20_Contents">James LaRosa Sr. meets Emilia Cava at Cooks Mine (on the property)</text:p>
          </table:table-cell>
        </table:table-row>
        <table:table-row>
          <table:table-cell table:style-name="TableRowCell" office:value-type="string">
            <text:p text:style-name="Table_20_Contents">1978</text:p>
          </table:table-cell>
          <table:table-cell table:style-name="TableRowCell" office:value-type="string">
            <text:p text:style-name="Table_20_Contents">Pete rejects first site; sees the coal mine site; routes 18 holes</text:p>
          </table:table-cell>
        </table:table-row>
        <table:table-row>
          <table:table-cell table:style-name="TableRowCell" office:value-type="string">
            <text:p text:style-name="Table_20_Contents">Early 1980s</text:p>
          </table:table-cell>
          <table:table-cell table:style-name="TableRowCell" office:value-type="string">
            <text:p text:style-name="Table_20_Contents">Land acquisition; Joe DiMaggio enters the story</text:p>
          </table:table-cell>
        </table:table-row>
        <table:table-row>
          <table:table-cell table:style-name="TableRowCell" office:value-type="string">
            <text:p text:style-name="Table_20_Contents">Late 1980s</text:p>
          </table:table-cell>
          <table:table-cell table:style-name="TableRowCell" office:value-type="string">
            <text:p text:style-name="Table_20_Contents">Club named on 6th fairway; Alice Dye’s first visit</text:p>
          </table:table-cell>
        </table:table-row>
        <table:table-row>
          <table:table-cell table:style-name="TableRowCell" office:value-type="string">
            <text:p text:style-name="Table_20_Contents">1989</text:p>
          </table:table-cell>
          <table:table-cell table:style-name="TableRowCell" office:value-type="string">
            <text:p text:style-name="Table_20_Contents">Gary Grandstaff joins as superintendent</text:p>
          </table:table-cell>
        </table:table-row>
        <table:table-row>
          <table:table-cell table:style-name="TableRowCell" office:value-type="string">
            <text:p text:style-name="Table_20_Contents">1993</text:p>
          </table:table-cell>
          <table:table-cell table:style-name="TableRowCell" office:value-type="string">
            <text:p text:style-name="Table_20_Contents">Front nine opens July 4</text:p>
          </table:table-cell>
        </table:table-row>
        <table:table-row>
          <table:table-cell table:style-name="TableRowCell" office:value-type="string">
            <text:p text:style-name="Table_20_Contents">1994</text:p>
          </table:table-cell>
          <table:table-cell table:style-name="TableRowCell" office:value-type="string">
            <text:p text:style-name="Table_20_Contents">Back nine opens</text:p>
          </table:table-cell>
        </table:table-row>
        <table:table-row>
          <table:table-cell table:style-name="TableRowCell" office:value-type="string">
            <text:p text:style-name="Table_20_Contents">1995</text:p>
          </table:table-cell>
          <table:table-cell table:style-name="TableRowCell" office:value-type="string">
            <text:p text:style-name="Table_20_Contents">Grand Opening July 4; Links Magazine feature</text:p>
          </table:table-cell>
        </table:table-row>
        <table:table-row>
          <table:table-cell table:style-name="TableRowCell" office:value-type="string">
            <text:p text:style-name="Table_20_Contents">1998</text:p>
          </table:table-cell>
          <table:table-cell table:style-name="TableRowCell" office:value-type="string">
            <text:p text:style-name="Table_20_Contents">WV State Amateur (first time in 60 years outside The Greenbrier)</text:p>
          </table:table-cell>
        </table:table-row>
        <table:table-row>
          <table:table-cell table:style-name="TableRowCell" office:value-type="string">
            <text:p text:style-name="Table_20_Contents">2000</text:p>
          </table:table-cell>
          <table:table-cell table:style-name="TableRowCell" office:value-type="string">
            <text:p text:style-name="Table_20_Contents">WV Open hosted</text:p>
          </table:table-cell>
        </table:table-row>
        <table:table-row>
          <table:table-cell table:style-name="TableRowCell" office:value-type="string">
            <text:p text:style-name="Table_20_Contents">2026</text:p>
          </table:table-cell>
          <table:table-cell table:style-name="TableRowCell" office:value-type="string">
            <text:p text:style-name="Table_20_Contents">Links Magazine ranks club #24 by Society of Architects</text:p>
          </table:table-cell>
        </table:table-row>
      </table:table>
      <text:p text:style-name="Horizontal_20_Line"/>
      <text:h text:style-name="Heading_20_2" text:outline-level="2"><text:bookmark-start text:name="additional-stories-for-reference"/>ADDITIONAL STORIES (For Reference)<text:bookmark-end text:name="additional-stories-for-reference"/></text:h>
      <text:p text:style-name="First_20_paragraph">These stories emerged from the Substack series. They may be useful if footage or interviews surface that support them:</text:p>
      <text:list text:style-name="L9">
        <text:list-item>
          <text:p text:style-name="P15"><text:span text:style-name="T1">The rejected first site</text:span> — Pete, James D., and Jimmy explore a different property and get trapped in an old railroad tunnel as a freight train thunders past</text:p>
        </text:list-item>
        <text:list-item>
          <text:p text:style-name="P15"><text:span text:style-name="T1">Pete’s first walk</text:span> — Disappearing with marking flags for two hours, returning with 18 holes in his head</text:p>
        </text:list-item>
        <text:list-item>
          <text:p text:style-name="P15"><text:span text:style-name="T1">Black damp</text:span> — James D. nearly dies from oxygen-depleted air in a mine shaft while shaping #13</text:p>
        </text:list-item>
        <text:list-item>
          <text:p text:style-name="P15"><text:span text:style-name="T1">The oaks on #2</text:span> — Pete burns down the oak trees James D. wanted to save; years later, #2 is ranked among the top 500 holes in the world</text:p>
        </text:list-item>
        <text:list-item>
          <text:p text:style-name="P15"><text:span text:style-name="T1">The 18th hole debacle</text:span> — James D. moves the green while Pete is away; Pete returns and makes him move it back</text:p>
        </text:list-item>
        <text:list-item>
          <text:p text:style-name="P15"><text:span text:style-name="T1">Pete’s design fee</text:span> — Asked about payment, Pete says he “just needs a couple hundred dollars to get back to Florida”</text:p>
        </text:list-item>
        <text:list-item>
          <text:p text:style-name="P15"><text:span text:style-name="T1">The Storm of the Century</text:span> — 1993 brings 30 inches of snow, delaying the back nine</text:p>
        </text:list-item>
      </text:list>
      <text:p text:style-name="Horizontal_20_Line"/>
      <text:h text:style-name="Heading_20_2" text:outline-level="2"><text:bookmark-start text:name="supporting-cast-for-reference"/>SUPPORTING CAST (For Reference)<text:bookmark-end text:name="supporting-cast-for-reference"/></text:h>
      <text:list text:style-name="L10">
        <text:list-item>
          <text:p text:style-name="P16"><text:span text:style-name="T1">Gary Grandstaff</text:span> — Superintendent for 30 years</text:p>
        </text:list-item>
        <text:list-item>
          <text:p text:style-name="P16"><text:span text:style-name="T1">Bill Stines</text:span> — Head Golf Professional from The Honors Course</text:p>
        </text:list-item>
        <text:list-item>
          <text:p text:style-name="P16"><text:span text:style-name="T1">Jim Jamieson</text:span> — Director of Golf, former PGA Tour player</text:p>
        </text:list-item>
        <text:list-item>
          <text:p text:style-name="P16"><text:span text:style-name="T1">Joe DiMaggio</text:span> — Baseball legend, regular visitor, attended both openings</text:p>
        </text:list-item>
        <text:list-item>
          <text:p text:style-name="P16"><text:span text:style-name="T1">Louie and Nancy Ellis</text:span> — Documented the project for 20 years</text:p>
        </text:list-item>
      </text:list>
      <text:p text:style-name="Horizontal_20_Line"/>
      <text:p text:style-name="First_20_paragraph"><text:span text:style-name="T2">Prepared for production team — February 1, 2026</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8.3</meta:generator>
    <dc:title/>
    <dc:description/>
    <dc:subject/>
    <meta:keyword/>
    <meta:initial-creator/>
    <dc:creator/>
    <meta:creation-date>2026-02-02T01:37:11Z</meta:creation-date>
    <dc:date>2026-02-02T01:37:11Z</dc:date>
  </office:meta>
</office:document-meta>
</file>